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Arial" fo:font-size="15pt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3">
      <style:text-properties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text-properties style:font-name="Arial" fo:font-size="12pt" fo:font-weight="normal" officeooo:rsid="001f7ba3" officeooo:paragraph-rsid="001f7ba3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tivo</text:p>
      <text:p text:style-name="P1"/>
      <text:p text:style-name="P4">El objetivo es construir un sistema que simule el juego “GranDT” creado por clarín.</text:p>
      <text:p text:style-name="P4"/>
      <text:p text:style-name="P4"/>
      <text:p text:style-name="P1">Alcance</text:p>
      <text:p text:style-name="P1"/>
      <text:p text:style-name="P3">Funcionalidades que el sistema contemplará:</text:p>
      <text:list xml:id="list8213150878608271504" text:style-name="L1">
        <text:list-item>
          <text:p text:style-name="P5">El sistema tendrá funcionalidades que permitan:</text:p>
          <text:list>
            <text:list-item>
              <text:p text:style-name="P5">Crear un usuario regristrado.</text:p>
            </text:list-item>
            <text:list-item>
              <text:p text:style-name="P5">Dar de baja un usuario registrado.</text:p>
            </text:list-item>
            <text:list-item>
              <text:p text:style-name="P5">Crear y modificar un equipo de un usuario registrado (mientras no haya comenzado el torneo).</text:p>
            </text:list-item>
            <text:list-item>
              <text:p text:style-name="P5">Consultar los usuarios registrados y sus datos (equipo, posición en el torneo, etc).</text:p>
            </text:list-item>
            <text:list-item>
              <text:p text:style-name="P5">Crear, modificar o eliminar un torneo para los usuarios con los privilegios necesarios.</text:p>
            </text:list-item>
            <text:list-item>
              <text:p text:style-name="P5">Crear, modificar o eliminar un subtorneo del torneo principal para los usuarios con los privilegios necesarios.</text:p>
            </text:list-item>
            <text:list-item>
              <text:p text:style-name="P5">Crear y modificar planteles y jugadores para los usuarios con los privilegios necesarios para hacerlo.</text:p>
            </text:list-item>
            <text:list-item>
              <text:p text:style-name="P5">Cargar datos de una fecha en particular a los jugadores de cada plantel.</text:p>
            </text:list-item>
            <text:list-item>
              <text:p text:style-name="P5">Consultar los planteles y jugadores disponibles en el juego.</text:p>
            </text:list-item>
            <text:list-item>
              <text:p text:style-name="P5">Realizar cambios en el equipo de un usuario según el reglamento lo permita y la fecha no haya comenzado.</text:p>
            </text:list-item>
            <text:list-item>
              <text:p text:style-name="P5">Consultar el resultado de una fecha de algún torneo o apuesta.</text:p>
            </text:list-item>
            <text:list-item>
              <text:p text:style-name="P5">Consultar las posiciones generales de algún torneo o apuesta.</text:p>
            </text:list-item>
            <text:list-item>
              <text:p text:style-name="P5">Crear, modificar, eliminar o aceptar apuestas entre los usuarios.</text:p>
            </text:list-item>
            <text:list-item>
              <text:p text:style-name="P5">Calcular los puntajes al final de cada fecha actualizando, de forma automática, todos los torneos y apuestas creadas y asignando los premios correspondientes según el reglamento a los ganadores en los distintos torneos.</text:p>
            </text:list-item>
            <text:list-item>
              <text:p text:style-name="P5">Crear, editar o eliminar fechas con su respectica información para los usuarios con los privilegios necesarios.</text:p>
            </text:list-item>
            <text:list-item>
              <text:p text:style-name="P5">Finalizar un torneo o subtorneo calculando los resultados finales del mismo.</text:p>
            </text:list-item>
            <text:list-item>
              <text:p text:style-name="P5">Editar los parámetros del juego como cantidad de cambios disponibles o presupuesto inicial para los usuarios con los priviliegios necesarios.</text:p>
            </text:list-item>
            <text:list-item>
              <text:p text:style-name="P5">Editar los premios de cada torneo para los usuarios con los privilegios necesarios.</text:p>
            </text:list-item>
            <text:list-item>
              <text:p text:style-name="P5">Crear, editar y eliminar las formaciones posibles a utilizar en el juego.</text:p>
            </text:list-item>
            <text:list-item>
              <text:p text:style-name="P5">Crear y modificar la fecha actual que se esta jugando.</text:p>
            </text:list-item>
          </text:list>
        </text:list-item>
        <text:list-item>
          <text:p text:style-name="P5">El sistema notificará a un usuario cuando éste sea retado a una apuesta.</text:p>
        </text:list-item>
        <text:list-item>
          <text:p text:style-name="P5">El sistema notificará a los usuarios al iniciarse una fecha los cambios que los usuarios realizaron en sus equipo.</text:p>
        </text:list-item>
        <text:list-item>
          <text:p text:style-name="P5">El sistema notificará a los usuarios al finalizar una fecha los resultados de la misma.</text:p>
        </text:list-item>
        <text:list-item>
          <text:p text:style-name="P5">El sistema notificará a los usuarios al finalizar los torneos los resultados finales.</text:p>
        </text:list-item>
      </text:list>
      <text:p text:style-name="P4"/>
      <text:p text:style-name="P3">Funcionalidades que el sistema NO contemplará:</text:p>
      <text:list xml:id="list6755867231597626799" text:style-name="L2">
        <text:list-item>
          <text:p text:style-name="P6">El sistema no hará ninguna carga automática de datos, todos deberán ser ingresados por un usuario con privilegios para hacerlo.</text:p>
        </text:list-item>
      </text:list>
      <text:p text:style-name="P4"><text:soft-page-break/></text:p>
      <text:p text:style-name="P1">Hipótesis</text:p>
      <text:p text:style-name="P2"/>
      <text:list xml:id="list1309583541302805068" text:style-name="L3">
        <text:list-item>
          <text:p text:style-name="P7">No puede existir más de un torneo principal. Una vez creado sólo de podrá crear otro finalizando el mismo o eliminándolo.</text:p>
        </text:list-item>
        <text:list-item>
          <text:p text:style-name="P7">Los parámetros del juego que se podrán editar serán:</text:p>
          <text:list>
            <text:list-item>
              <text:p text:style-name="P7">Presupuesto inicial.</text:p>
            </text:list-item>
            <text:list-item>
              <text:p text:style-name="P7">Valor por gol de delantero.</text:p>
            </text:list-item>
            <text:list-item>
              <text:p text:style-name="P7">Valor por gol de volante.</text:p>
            </text:list-item>
            <text:list-item>
              <text:p text:style-name="P7">Valor por gol de defensor.</text:p>
            </text:list-item>
            <text:list-item>
              <text:p text:style-name="P7">Valor por gol de arquero.</text:p>
            </text:list-item>
            <text:list-item>
              <text:p text:style-name="P7">Valor por gol en contra.</text:p>
            </text:list-item>
            <text:list-item>
              <text:p text:style-name="P7">Valor por valla invicta.</text:p>
            </text:list-item>
            <text:list-item>
              <text:p text:style-name="P7">Valor por gol de penal.</text:p>
            </text:list-item>
            <text:list-item>
              <text:p text:style-name="P7">Valor por penal errado.</text:p>
            </text:list-item>
            <text:list-item>
              <text:p text:style-name="P7">Valor por penal atajado.</text:p>
            </text:list-item>
            <text:list-item>
              <text:p text:style-name="P7">Valor por amonestación.</text:p>
            </text:list-item>
            <text:list-item>
              <text:p text:style-name="P7">Valor por expulsion.</text:p>
            </text:list-item>
            <text:list-item>
              <text:p text:style-name="P7">Valor por chenemigo.</text:p>
            </text:list-item>
            <text:list-item>
              <text:p text:style-name="P7">Valor por Figura.</text:p>
            </text:list-item>
            <text:list-item>
              <text:p text:style-name="P7">Valor por gol recibido.</text:p>
            </text:list-item>
            <text:list-item>
              <text:p text:style-name="P7">Cantidad de cambios Gran DT disponibles.</text:p>
            </text:list-item>
            <text:list-item>
              <text:p text:style-name="P7">Cantidad de cambios internos disponibles.</text:p>
            </text:list-item>
            <text:list-item>
              <text:p text:style-name="P7">Cantidad de cambios de suplentes disponibles.</text:p>
            </text:list-item>
            <text:list-item>
              <text:p text:style-name="P7">Cantidad de cambios a elección disponibles. La elección será un parámetro configurable también.</text:p>
            </text:list-item>
            <text:list-item>
              <text:p text:style-name="P7">Formaciones posibles para utilizar.</text:p>
            </text:list-item>
            <text:list-item>
              <text:p text:style-name="P7">Cantidad máxima posible de jugadores de un mismo club que puede tener un participante en su equipo.</text:p>
            </text:list-item>
          </text:list>
        </text:list-item>
        <text:list-item>
          <text:p text:style-name="P7">Los parámetros de los premios de los torneos serán:</text:p>
          <text:list>
            <text:list-item>
              <text:p text:style-name="P7">Tipo de premio:</text:p>
              <text:list>
                <text:list-item>
                  <text:p text:style-name="P7">Posición a la que aplica (por ejemplo primer puesto).</text:p>
                </text:list-item>
                <text:list-item>
                  <text:p text:style-name="P7">Presupuesto adicional (puede ser un valor negativo).</text:p>
                </text:list-item>
                <text:list-item>
                  <text:p text:style-name="P7">Cambios Gran DT adicionales (puede ser un valor negativo).</text:p>
                </text:list-item>
                <text:list-item>
                  <text:p text:style-name="P7">Cambios internos adicionales (puede ser un valor negativo).</text:p>
                </text:list-item>
                <text:list-item>
                  <text:p text:style-name="P7">Cambios de suplentes adicionales (puede ser un valor negativo).</text:p>
                </text:list-item>
                <text:list-item>
                  <text:p text:style-name="P7">Premio a elección del usuario. Puede incluir cualquiera de los anteriores y también es un parámetro configurable. Es decir que se podrá decidir cuales son los premios posibles para la elección.</text:p>
                </text:list-item>
              </text:list>
            </text:list-item>
          </text:list>
        </text:list-item>
        <text:list-item>
          <text:p text:style-name="P8">El presupuesto será un valor entero.</text:p>
        </text:list-item>
        <text:list-item>
          <text:p text:style-name="P8"/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DejaVu Sans Condensed1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 Condensed1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 style:font-family-complex="'DejaVu Sans Condensed'" style:font-family-generic-complex="swis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693cm" fo:margin-bottom="1.813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3:07:03</meta:creation-date>
    <dc:date>2016-04-03T18:43:39.849061714</dc:date>
    <meta:editing-duration>PT3H25M3S</meta:editing-duration>
    <meta:editing-cycles>12</meta:editing-cycles>
    <meta:generator>LibreOffice/4.2.8.2$Linux_x86 LibreOffice_project/420m0$Build-2</meta:generator>
    <meta:document-statistic meta:table-count="0" meta:image-count="0" meta:object-count="0" meta:page-count="2" meta:paragraph-count="65" meta:word-count="672" meta:character-count="3959" meta:non-whitespace-character-count="3410"/>
  </office:meta>
</office:document-meta>
</file>